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2a6099" draw:textarea-horizontal-align="justify" draw:textarea-vertical-align="middle" draw:auto-grow-height="false" fo:min-height="0.011cm" fo:min-width="0.186cm"/>
    </style:style>
    <style:style style:name="gr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947cm"/>
    </style:style>
    <style:style style:name="gr6" style:family="graphic" style:parent-style-name="standard">
      <style:graphic-properties draw:fill="solid" draw:fill-color="#2a6099" draw:textarea-horizontal-align="justify" draw:textarea-vertical-align="middle" draw:auto-grow-height="false" fo:min-height="0.012cm" fo:min-width="0.186cm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949cm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0.005cm" fo:min-width="0.17cm"/>
    </style:style>
    <style:style style:name="gr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911cm"/>
    </style:style>
    <style:style style:name="gr10" style:family="graphic" style:parent-style-name="standard">
      <style:graphic-properties draw:fill="solid" draw:fill-color="#2a6099" draw:textarea-horizontal-align="justify" draw:textarea-vertical-align="middle" draw:auto-grow-height="false" fo:min-height="0.432cm" fo:min-width="1.57cm"/>
    </style:style>
    <style:style style:name="gr11" style:family="graphic" style:parent-style-name="standard">
      <style:graphic-properties draw:fill="solid" draw:fill-color="#2a6099" draw:textarea-horizontal-align="justify" draw:textarea-vertical-align="middle" draw:auto-grow-height="false" fo:min-height="0.432cm" fo:min-width="1.571cm"/>
    </style:style>
    <style:style style:name="gr12" style:family="graphic" style:parent-style-name="standard">
      <style:graphic-properties draw:fill="solid" draw:fill-color="#2a6099" draw:textarea-horizontal-align="justify" draw:textarea-vertical-align="middle" draw:auto-grow-height="false" fo:min-height="0.006cm" fo:min-width="0.169cm"/>
    </style:style>
    <style:style style:name="gr13" style:family="graphic" style:parent-style-name="standard">
      <style:graphic-properties draw:fill="solid" draw:fill-color="#2a6099" draw:textarea-horizontal-align="justify" draw:textarea-vertical-align="middle" draw:auto-grow-height="false" fo:min-height="0.006cm" fo:min-width="0.168cm"/>
    </style:style>
    <style:style style:name="gr14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9cm"/>
      <style:paragraph-properties style:writing-mode="lr-tb"/>
    </style:style>
    <style:style style:name="gr17" style:family="graphic" style:parent-style-name="standard">
      <style:graphic-properties draw:stroke="none" draw:fill="none" fo:min-height="1.75cm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="solid" draw:fill-color="#2a6099"/>
      <style:paragraph-properties fo:text-align="center" style:writing-mode="lr-tb"/>
      <style:text-properties fo:font-size="18pt"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2a6099"/>
      <style:paragraph-properties fo:text-align="center"/>
      <style:text-properties fo:language="en" fo:country="GB"/>
    </style:style>
    <style:style style:name="P7" style:family="paragraph">
      <loext:graphic-properties draw:fill="solid" draw:fill-color="#55308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style:text-properties fo:font-size="15pt"/>
    </style:style>
    <style:style style:name="P11" style:family="paragraph">
      <loext:graphic-properties draw:fill="none"/>
      <style:paragraph-properties style:writing-mode="lr-tb"/>
      <style:text-properties fo:font-size="15pt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16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1" draw:id="id1" draw:layer="layout" svg:width="1.905cm" svg:height="2.303cm" svg:x="4.201cm" svg:y="6.2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xml:id="id2" draw:id="id2" draw:layer="layout" svg:x1="5.154cm" svg:y1="6.25cm" svg:x2="5.151cm" svg:y2="2.728cm" draw:start-shape="id1" draw:start-glue-point="4" svg:d="M5154 6250v-2012h-3v-1510" svg:viewBox="0 0 4 3523">
          <text:p/>
        </draw:connector>
        <draw:connector draw:style-name="gr2" draw:text-style-name="P3" xml:id="id3" draw:id="id3" draw:layer="layout" svg:x1="5.151cm" svg:y1="2.728cm" svg:x2="9.656cm" svg:y2="2.728cm" draw:start-shape="id2" draw:start-glue-point="3" svg:d="M5151 2728v-501h4505v501" svg:viewBox="0 0 4506 502">
          <text:p/>
        </draw:connector>
        <draw:connector draw:style-name="gr3" draw:text-style-name="P4" draw:layer="layout" draw:type="line" svg:x1="9.656cm" svg:y1="2.728cm" svg:x2="7.47cm" svg:y2="4.98cm" draw:start-shape="id3" draw:start-glue-point="3" svg:d="M9656 2728l-2186 2252" svg:viewBox="0 0 2187 2253">
          <text:p/>
        </draw:connector>
        <draw:connector draw:style-name="gr3" draw:text-style-name="P4" xml:id="id7" draw:id="id7" draw:layer="layout" draw:type="line" svg:x1="7.47cm" svg:y1="4.98cm" svg:x2="9.601cm" svg:y2="7.233cm" svg:d="M7470 4980l2131 2253" svg:viewBox="0 0 2132 2254">
          <text:p/>
        </draw:connector>
        <draw:connector draw:style-name="gr3" draw:text-style-name="P4" xml:id="id4" draw:id="id4" draw:layer="layout" draw:type="line" svg:x1="9.601cm" svg:y1="7.233cm" svg:x2="11.731cm" svg:y2="4.98cm" svg:d="M9601 7233l2130-2253" svg:viewBox="0 0 2131 2254">
          <text:p/>
        </draw:connector>
        <draw:connector draw:style-name="gr3" draw:text-style-name="P4" xml:id="id9" draw:id="id9" draw:layer="layout" draw:type="line" svg:x1="11.731cm" svg:y1="4.98cm" svg:x2="9.656cm" svg:y2="2.728cm" draw:end-shape="id3" draw:end-glue-point="3" svg:d="M11731 4980l-2075-2252" svg:viewBox="0 0 2076 2253">
          <text:p/>
        </draw:connector>
        <draw:custom-shape draw:style-name="gr4" draw:text-style-name="P5" draw:layer="layout" svg:width="1.372cm" svg:height="0.783cm" draw:transform="rotate (-0.733038285837619) translate (10.489cm 5.3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447cm" svg:height="0.094cm" draw:transform="skewX (-0.0106465084371655) rotate (-0.733038285837619) translate (10.506cm 5.21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72cm" svg:height="0.785cm" draw:transform="skewX (0.00122173047639598) rotate (-0.733038285837619) translate (8.415cm 3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449cm" svg:height="0.093cm" draw:transform="skewX (-0.0108210413623648) rotate (-2.31605191739648) translate (9.379cm 5.86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71cm" svg:height="0.785cm" draw:transform="skewX (0.00261799387799143) rotate (-2.31605191739648) translate (9.289cm 5.8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449cm" svg:height="0.093cm" draw:transform="skewX (-0.0108210413623647) rotate (-0.733038285837619) translate (8.43cm 2.9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38cm" svg:height="0.764cm" draw:transform="skewX (-0.00122173047639609) rotate (0.829205927622506) translate (9.982cm 4.1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411cm" svg:height="0.092cm" draw:transform="rotate (0.829205927622506) translate (10.513cm 4.6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2" draw:text-style-name="P3" xml:id="id6" draw:id="id6" draw:layer="layout" svg:x1="5.154cm" svg:y1="8.553cm" svg:x2="5.151cm" svg:y2="12.64cm" draw:start-shape="id1" draw:start-glue-point="6" svg:d="M5154 8553v2294h-3v1793" svg:viewBox="0 0 4 4088">
          <text:p/>
        </draw:connector>
        <draw:connector draw:style-name="gr3" draw:text-style-name="P4" draw:layer="layout" draw:type="line" svg:x1="9.601cm" svg:y1="7.233cm" svg:x2="9.629cm" svg:y2="12.613cm" draw:start-shape="id4" draw:start-glue-point="2" draw:end-shape="id5" draw:end-glue-point="3" svg:d="M9601 7233l28 5380" svg:viewBox="0 0 29 5381">
          <text:p/>
        </draw:connector>
        <draw:connector draw:style-name="gr3" draw:text-style-name="P4" xml:id="id5" draw:id="id5" draw:layer="layout" draw:type="line" svg:x1="5.151cm" svg:y1="12.64cm" svg:x2="9.629cm" svg:y2="12.613cm" draw:start-shape="id6" draw:start-glue-point="3" svg:d="M5151 12640l4478-27" svg:viewBox="0 0 4479 28">
          <text:p/>
        </draw:connector>
        <draw:connector draw:style-name="gr3" draw:text-style-name="P4" draw:layer="layout" draw:type="line" svg:x1="7.47cm" svg:y1="4.98cm" svg:x2="7.544cm" svg:y2="12.031cm" draw:start-shape="id7" draw:start-glue-point="2" draw:end-shape="id8" draw:end-glue-point="2" svg:d="M7470 4980l74 7051" svg:viewBox="0 0 75 7052">
          <text:p/>
        </draw:connector>
        <draw:connector draw:style-name="gr3" draw:text-style-name="P4" xml:id="id8" draw:id="id8" draw:layer="layout" draw:type="line" svg:x1="7.544cm" svg:y1="12.031cm" svg:x2="22.108cm" svg:y2="12.012cm" svg:d="M7544 12031l14564-19" svg:viewBox="0 0 14565 20">
          <text:p/>
        </draw:connector>
        <draw:connector draw:style-name="gr3" draw:text-style-name="P4" draw:layer="layout" draw:type="line" svg:x1="11.731cm" svg:y1="4.98cm" svg:x2="22.136cm" svg:y2="5.021cm" draw:start-shape="id9" draw:start-glue-point="2" svg:d="M11731 4980l10405 41" svg:viewBox="0 0 10406 42">
          <text:p/>
        </draw:connector>
        <draw:connector draw:style-name="gr3" draw:text-style-name="P4" draw:layer="layout" draw:type="line" svg:x1="14.184cm" svg:y1="9.6cm" svg:x2="14.19cm" svg:y2="11.985cm" svg:d="M14184 9600l6 2385" svg:viewBox="0 0 7 2386">
          <text:p/>
        </draw:connector>
        <draw:connector draw:style-name="gr3" draw:text-style-name="P4" draw:layer="layout" draw:type="line" svg:x1="14.19cm" svg:y1="4.993cm" svg:x2="14.214cm" svg:y2="7.52cm" draw:end-shape="id10" draw:end-glue-point="1" svg:d="M14190 4993l24 2527" svg:viewBox="0 0 25 2528">
          <text:p/>
        </draw:connector>
        <draw:connector draw:style-name="gr3" draw:text-style-name="P4" draw:layer="layout" draw:type="line" svg:x1="16.728cm" svg:y1="5.021cm" svg:x2="16.77cm" svg:y2="11.985cm" svg:d="M16728 5021l42 6964" svg:viewBox="0 0 43 6965">
          <text:p/>
        </draw:connector>
        <draw:custom-shape draw:style-name="gr10" draw:text-style-name="P6" xml:id="id10" draw:id="id10" draw:layer="layout" svg:width="2.07cm" svg:height="0.682cm" draw:transform="rotate (1.5707963267949) translate (13.873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071cm" svg:height="0.682cm" draw:transform="rotate (0.000523598775598299) translate (17.661cm 4.69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draw:layer="layout" draw:type="line" svg:x1="21.471cm" svg:y1="5.021cm" svg:x2="21.498cm" svg:y2="11.998cm" svg:d="M21471 5021l27 6977" svg:viewBox="0 0 28 6978">
          <text:p/>
        </draw:connector>
        <draw:custom-shape draw:style-name="gr12" draw:text-style-name="P5" draw:layer="layout" svg:width="1.337cm" svg:height="0.766cm" draw:transform="skewX (-0.00122173047639603) rotate (0.0122173047639603) translate (20.795cm 6.4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411cm" svg:height="0.091cm" draw:transform="skewX (-0.0219911485751285) rotate (0.0122173047639603) translate (20.776cm 7.2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6cm" svg:height="0.765cm" draw:transform="skewX (-0.00122173047639603) rotate (0.0122173047639603) translate (20.825cm 7.52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.411cm" svg:height="0.09cm" draw:transform="skewX (-0.0111701072127637) rotate (0.0122173047639603) translate (20.801cm 8.27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5" draw:layer="layout" svg:width="1.337cm" svg:height="0.765cm" draw:transform="skewX (-0.00122173047639603) rotate (0.0122173047639603) translate (20.876cm 9.7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109955742875643) rotate (0.0122173047639603) translate (20.858cm 10.5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7" draw:layer="layout" svg:width="0.289cm" svg:height="0.319cm" svg:x="22.945cm" svg:y="1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9cm" svg:height="0.328cm" svg:x="22.846cm" svg:y="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3.302cm" svg:height="2.84cm" svg:x="16.7cm" svg:y="8.53cm">
          <draw:text-box>
            <text:p text:style-name="P8">C<text:span text:style-name="T2">envelope</text:span></text:p>
          </draw:text-box>
        </draw:frame>
        <draw:frame draw:style-name="gr16" draw:text-style-name="P9" draw:layer="layout" svg:width="2.755cm" svg:height="2.84cm" svg:x="11.6cm" svg:y="7.6cm">
          <draw:text-box>
            <text:p text:style-name="P8">R<text:span text:style-name="T2">envelope</text:span></text:p>
          </draw:text-box>
        </draw:frame>
        <draw:frame draw:style-name="gr17" draw:text-style-name="P11" draw:layer="layout" svg:width="6cm" svg:height="2cm" svg:x="0.6cm" svg:y="5.6cm">
          <draw:text-box>
            <text:p text:style-name="P10">V<text:span text:style-name="T2">secondary</text:span>=n*V<text:span text:style-name="T2">primary</text:span></text:p>
          </draw:text-box>
        </draw:frame>
        <draw:custom-shape draw:style-name="gr18" draw:text-style-name="P12" draw:layer="layout" svg:width="0.288cm" svg:height="0.319cm" svg:x="21.308cm" svg:y="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1.494cm" svg:height="1.003cm" svg:x="19.754cm" svg:y="8.53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386cm" svg:height="2.54cm" svg:x="21.014cm" svg:y="8.659cm">
          <draw:text-box>
            <text:p text:style-name="P8"><text:span text:style-name="T3">xn</text:span><text:span text:style-name="T4">diodes</text:span></text:p>
          </draw:text-box>
        </draw:frame>
        <draw:frame draw:style-name="gr21" draw:text-style-name="P9" draw:layer="layout" svg:width="2.371cm" svg:height="1.362cm" svg:x="5.483cm" svg:y="14.917cm">
          <draw:text-box>
            <text:p text:style-name="P8"><text:span text:style-name="T5">0</text:span></text:p>
          </draw:text-box>
        </draw:frame>
        <draw:g>
          <draw:line draw:style-name="gr22" draw:text-style-name="P4" draw:layer="layout" svg:x1="15.234cm" svg:y1="12.48cm" svg:x2="16.74cm" svg:y2="12.455cm">
            <text:p/>
          </draw:line>
          <draw:line draw:style-name="gr22" draw:text-style-name="P4" draw:layer="layout" svg:x1="15.233cm" svg:y1="12.475cm" svg:x2="16.739cm" svg:y2="12.45cm">
            <text:p/>
          </draw:line>
          <draw:line draw:style-name="gr22" draw:text-style-name="P4" draw:layer="layout" svg:x1="16.332cm" svg:y1="12.645cm" svg:x2="15.584cm" svg:y2="12.661cm">
            <text:p/>
          </draw:line>
          <draw:line draw:style-name="gr22" draw:text-style-name="P4" draw:layer="layout" svg:x1="16.134cm" svg:y1="12.813cm" svg:x2="15.775cm" svg:y2="12.821cm">
            <text:p/>
          </draw:line>
          <draw:line draw:style-name="gr22" draw:text-style-name="P4" draw:layer="layout" svg:x1="15.967cm" svg:y1="12.451cm" svg:x2="15.953cm" svg:y2="12.031cm">
            <text:p/>
          </draw:line>
        </draw:g>
        <draw:g>
          <draw:line draw:style-name="gr22" draw:text-style-name="P4" draw:layer="layout" svg:x1="16cm" svg:y1="7.94cm" svg:x2="17.561cm" svg:y2="7.926cm">
            <text:p/>
          </draw:line>
          <draw:line draw:style-name="gr22" draw:text-style-name="P4" draw:layer="layout" svg:x1="16cm" svg:y1="7.94cm" svg:x2="17.561cm" svg:y2="7.926cm">
            <text:p/>
          </draw:line>
          <draw:line draw:style-name="gr22" draw:text-style-name="P4" draw:layer="layout" svg:x1="16.007cm" svg:y1="8.636cm" svg:x2="17.568cm" svg:y2="8.622cm">
            <text:p/>
          </draw:line>
          <draw:line draw:style-name="gr22" draw:text-style-name="P4" draw:layer="layout" svg:x1="16.784cm" svg:y1="9.571cm" svg:x2="16.788cm" svg:y2="8.624cm">
            <text:p/>
          </draw:line>
          <draw:line draw:style-name="gr22" draw:text-style-name="P4" draw:layer="layout" svg:x1="16.77cm" svg:y1="7.947cm" svg:x2="16.774cm" svg:y2="7cm">
            <text:p/>
          </draw:line>
        </draw:g>
        <draw:frame draw:style-name="gr16" draw:text-style-name="P9" draw:layer="layout" svg:width="2.755cm" svg:height="2.84cm" svg:x="17.6cm" svg:y="3.6cm">
          <draw:text-box>
            <text:p text:style-name="P8">R<text:span text:style-name="T2">vr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0:02:50.688296496</meta:creation-date>
    <dc:date>2021-05-08T10:16:44.297282936</dc:date>
    <meta:editing-duration>PT13M57S</meta:editing-duration>
    <meta:editing-cycles>1</meta:editing-cycles>
    <meta:document-statistic meta:object-count="78"/>
    <meta:generator>LibreOffice/6.4.6.2$Linux_X86_64 LibreOffice_project/40$Build-2</meta:generator>
  </office:meta>
</office:document-meta>
</file>